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automatic-styles>
    <style:style style:name="Таблица1" style:family="table">
      <style:table-properties style:width="17.013cm" fo:margin-left="0cm" table:align="left"/>
    </style:style>
    <style:style style:name="Таблица1.A" style:family="table-column">
      <style:table-column-properties style:column-width="8.5cm"/>
    </style:style>
    <style:style style:name="Таблица1.B" style:family="table-column">
      <style:table-column-properties style:column-width="8.513cm"/>
    </style:style>
    <style:style style:name="Таблица1.A1" style:family="table-cell">
      <style:table-cell-properties fo:padding="0.097cm" fo:border-left="0.05pt solid #000000" fo:border-right="none" fo:border-top="0.05pt solid #000000" fo:border-bottom="none"/>
    </style:style>
    <style:style style:name="Таблица1.B1" style:family="table-cell">
      <style:table-cell-properties fo:padding="0.097cm" fo:border-left="0.05pt solid #000000" fo:border-right="0.05pt solid #000000" fo:border-top="0.05pt solid #000000" fo:border-bottom="none"/>
    </style:style>
    <style:style style:name="Таблица1.A2" style:family="table-cell">
      <style:table-cell-properties fo:padding="0.097cm" fo:border-left="0.05pt solid #000000" fo:border-right="none" fo:border-top="none" fo:border-bottom="none"/>
    </style:style>
    <style:style style:name="Таблица1.B2" style:family="table-cell">
      <style:table-cell-properties fo:padding="0.097cm" fo:border-left="0.05pt solid #000000" fo:border-right="0.05pt solid #000000" fo:border-top="none" fo:border-bottom="none"/>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98760" officeooo:paragraph-rsid="00198760"/>
    </style:style>
    <style:style style:name="P2" style:family="paragraph" style:parent-style-name="Table_20_Contents">
      <style:text-properties officeooo:rsid="00198760" officeooo:paragraph-rsid="00198760"/>
    </style:style>
    <style:style style:name="P3" style:family="paragraph" style:parent-style-name="Standard">
      <style:text-properties officeooo:paragraph-rsid="00238726"/>
    </style:style>
    <style:style style:name="P4" style:family="paragraph" style:parent-style-name="Table_20_Contents">
      <style:text-properties officeooo:paragraph-rsid="00238726"/>
    </style:style>
    <style:style style:name="P5" style:family="paragraph" style:parent-style-name="Table_20_Contents">
      <style:text-properties officeooo:paragraph-rsid="00198760"/>
    </style:style>
    <style:style style:name="P6" style:family="paragraph" style:parent-style-name="Table_20_Contents">
      <style:text-properties officeooo:rsid="001c473f" officeooo:paragraph-rsid="001c473f"/>
    </style:style>
    <style:style style:name="P7" style:family="paragraph" style:parent-style-name="Table_20_Contents">
      <style:text-properties officeooo:rsid="001e406c" officeooo:paragraph-rsid="001e406c"/>
    </style:style>
    <style:style style:name="P8" style:family="paragraph" style:parent-style-name="Table_20_Contents">
      <style:text-properties fo:font-weight="bold" officeooo:rsid="00198760" officeooo:paragraph-rsid="00198760" style:font-weight-asian="bold" style:font-weight-complex="bold"/>
    </style:style>
    <style:style style:name="P9" style:family="paragraph" style:parent-style-name="Table_20_Contents">
      <style:text-properties fo:font-weight="bold" officeooo:rsid="001e406c" officeooo:paragraph-rsid="001e406c" style:font-weight-asian="bold" style:font-weight-complex="bold"/>
    </style:style>
    <style:style style:name="P10" style:family="paragraph" style:parent-style-name="Table_20_Contents">
      <style:text-properties fo:font-weight="bold" officeooo:rsid="0021984f" officeooo:paragraph-rsid="0021984f" style:font-weight-asian="bold" style:font-weight-complex="bold"/>
    </style:style>
    <style:style style:name="P11" style:family="paragraph" style:parent-style-name="Text_20_body">
      <style:text-properties fo:font-weight="bold" officeooo:rsid="0021984f" officeooo:paragraph-rsid="0021984f" style:font-weight-asian="bold" style:font-weight-complex="bold"/>
    </style:style>
    <style:style style:name="P12" style:family="paragraph" style:parent-style-name="Table_20_Contents">
      <style:text-properties officeooo:paragraph-rsid="001e406c"/>
    </style:style>
    <style:style style:name="P13" style:family="paragraph" style:parent-style-name="Text_20_body">
      <style:text-properties officeooo:paragraph-rsid="001e406c"/>
    </style:style>
    <style:style style:name="P14" style:family="paragraph" style:parent-style-name="Table_20_Contents">
      <style:text-properties officeooo:paragraph-rsid="0021984f"/>
    </style:style>
    <style:style style:name="P15" style:family="paragraph" style:parent-style-name="Text_20_body">
      <style:text-properties officeooo:paragraph-rsid="0021984f"/>
    </style:style>
    <style:style style:name="P16" style:family="paragraph" style:parent-style-name="Table_20_Contents">
      <style:text-properties officeooo:rsid="00238726" officeooo:paragraph-rsid="00238726"/>
    </style:style>
    <style:style style:name="P17" style:family="paragraph" style:parent-style-name="Text_20_body">
      <style:text-properties officeooo:rsid="00238726" officeooo:paragraph-rsid="00238726"/>
    </style:style>
    <style:style style:name="P18" style:family="paragraph" style:parent-style-name="Text_20_body">
      <style:paragraph-properties fo:line-height="100%"/>
    </style:style>
    <style:style style:name="P19" style:family="paragraph" style:parent-style-name="Table_20_Contents">
      <style:text-properties officeooo:paragraph-rsid="0021984f"/>
    </style:style>
    <style:style style:name="P20" style:family="paragraph" style:parent-style-name="Table_20_Contents">
      <style:text-properties officeooo:rsid="00253cba" officeooo:paragraph-rsid="00253cba"/>
    </style:style>
    <style:style style:name="P21" style:family="paragraph" style:parent-style-name="Table_20_Contents">
      <style:text-properties fo:language="en" fo:country="US" officeooo:rsid="00253cba" officeooo:paragraph-rsid="00253cba"/>
    </style:style>
    <style:style style:name="P22" style:family="paragraph" style:parent-style-name="Text_20_body" style:list-style-name="L1"/>
    <style:style style:name="P23" style:family="paragraph" style:parent-style-name="Text_20_body">
      <style:text-properties officeooo:paragraph-rsid="00253cba"/>
    </style:style>
    <style:style style:name="P24" style:family="paragraph" style:parent-style-name="Text_20_body">
      <style:text-properties officeooo:rsid="00253cba" officeooo:paragraph-rsid="00253cba"/>
    </style:style>
    <style:style style:name="T1" style:family="text">
      <style:text-properties officeooo:rsid="00198760"/>
    </style:style>
    <style:style style:name="T2" style:family="text">
      <style:text-properties officeooo:rsid="001e406c"/>
    </style:style>
    <style:style style:name="T3" style:family="text">
      <style:text-properties officeooo:rsid="001fc130"/>
    </style:style>
    <style:style style:name="T4" style:family="text">
      <style:text-properties officeooo:rsid="0021984f"/>
    </style:style>
    <style:style style:name="T5" style:family="text">
      <style:text-properties officeooo:rsid="0024be12"/>
    </style:style>
    <style:style style:name="T6" style:family="text">
      <style:text-properties fo:language="en" fo:country="US"/>
    </style:style>
    <style:style style:name="T7" style:family="text">
      <style:text-properties fo:font-variant="normal" fo:text-transform="none" fo:color="#401b9c" loext:opacity="100%" style:font-name="udemy sans" fo:font-size="9.60000038146973pt" fo:letter-spacing="normal" fo:font-style="normal" fo:font-weight="normal"/>
    </style:style>
    <style:style style:name="T8" style:family="text">
      <style:text-properties fo:font-variant="normal" fo:text-transform="none" fo:color="#1c1d1f" loext:opacity="100%" style:font-name="udemy sans" fo:font-size="9.60000038146973pt" fo:letter-spacing="normal" fo:font-style="normal" fo:font-weight="normal"/>
    </style:style>
    <style:style style:name="T9" style:family="text">
      <style:text-properties officeooo:rsid="00255dc0"/>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ои лекции по Airflow</text:p>
      <table:table table:name="Таблица1" table:style-name="Таблица1">
        <table:table-column table:style-name="Таблица1.A"/>
        <table:table-column table:style-name="Таблица1.B"/>
        <table:table-row table:style-name="TableLine1691598079424">
          <table:table-cell table:style-name="Таблица1.A1" office:value-type="string">
            <text:p text:style-name="P8"><text:span text:style-name="T2">Раздел </text:span>1. </text:p>
          </table:table-cell>
          <table:table-cell table:style-name="Таблица1.B1" office:value-type="string">
            <text:p text:style-name="P2">Introduction</text:p>
          </table:table-cell>
        </table:table-row>
        <table:table-row table:style-name="TableLine1691598088352">
          <table:table-cell table:style-name="Таблица1.A2" office:value-type="string">
            <text:p text:style-name="P9">Основные разделы курса</text:p>
          </table:table-cell>
          <table:table-cell table:style-name="Таблица1.B2" office:value-type="string">
            <text:p text:style-name="P2"/>
          </table:table-cell>
        </table:table-row>
        <table:table-row table:style-name="TableLine1691598080288">
          <table:table-cell table:style-name="Таблица1.A3" office:value-type="string">
            <text:p text:style-name="Table_20_Contents">Привет, добро пожаловать на курс, давайте немного поговорим о вашем путешествии по этому курсу.</text:p>
            <text:p text:style-name="Table_20_Contents"><text:s/></text:p>
            <text:p text:style-name="P5"><text:span text:style-name="T5">Я</text:span> раздели<text:span text:style-name="T5">ла</text:span> этот курс на три части.</text:p>
            <text:p text:style-name="Table_20_Contents"/>
            <text:p text:style-name="Table_20_Contents">Первая часть, которая будет самой важной, если вы начинающий грипп, - это <text:span text:style-name="T1">о</text:span>сновы в этой части, мы собираемся узнать немного больше о том, в каком году грипп.</text:p>
            <text:p text:style-name="Table_20_Contents"/>
            <text:p text:style-name="Table_20_Contents"/>
            <text:p text:style-name="Table_20_Contents">Мы собираемся узнать, что это такое, и как он соотносится с другими инструментами, которые они собираются установить и установите его локально на свой локальный компьютер, что даст нам основу для фактического начала разработки даги на вашей машине.</text:p>
            <text:p text:style-name="Table_20_Contents"/>
            <text:p text:style-name="Table_20_Contents">А потом поговорим об основных понятиях.</text:p>
            <text:p text:style-name="Table_20_Contents"/>
            <text:p text:style-name="Table_20_Contents"/>
            <text:p text:style-name="Table_20_Contents"/>
            <text:p text:style-name="Table_20_Contents">Это все еще не варианты использования из реальной жизни.</text:p>
            <text:p text:style-name="Table_20_Contents"/>
            <text:p text:style-name="Table_20_Contents">Мы просто собираемся поговорить о концепциях воздушного потока, таких как задачи операторов Дага и, следовательно, аргументы зная, что это даст нам возможность позже заняться некоторыми реальными вариантами использования.</text:p>
            <text:p text:style-name="Table_20_Contents"/>
            <text:p text:style-name="Table_20_Contents">Следующий раздел - это, как я его называю, раздел разработки.</text:p>
            <text:p text:style-name="Table_20_Contents"/>
            <text:p text:style-name="Table_20_Contents">Раздел разработки посвящен тому, чтобы сделать вас разработчиком воздушного потока.</text:p>
            <text:p text:style-name="Table_20_Contents"/>
            <text:p text:style-name="Table_20_Contents">Вы собираетесь рассмотреть несколько примеров использования из реальной жизни, и они собираются изучить некоторые продвинутые концепции в потоке воздуха.</text:p>
            <text:p text:style-name="Table_20_Contents"/>
            <text:p text:style-name="Table_20_Contents">Итак, мы собираемся загрузить некоторые данные в хранилище данных, и мы <text:soft-page-break/>собираемся запланировать свинину, используя воздушный поток.</text:p>
            <text:p text:style-name="Table_20_Contents"/>
            <text:p text:style-name="Table_20_Contents">Вы также собираетесь создавать собственные плагины и датчики, и мы узнаем, как тестировать воздушный поток даги и операторы.</text:p>
            <text:p text:style-name="Table_20_Contents"/>
            <text:p text:style-name="Table_20_Contents">В последнем разделе рассказывается, как воздушный поток работает на производстве.</text:p>
            <text:p text:style-name="Table_20_Contents"/>
            <text:p text:style-name="Table_20_Contents"/>
            <text:p text:style-name="Table_20_Contents">В этом разделе мы собираемся развернуть воздушный поток с другим исполнителем.</text:p>
            <text:p text:style-name="Table_20_Contents"/>
            <text:p text:style-name="Table_20_Contents">Они узнают больше о самих прокурорах, а мы узнаем о безопасности и различные аспекты безопасности, когда вам нужно развернуть воздушный поток.</text:p>
            <text:p text:style-name="Table_20_Contents"/>
            <text:p text:style-name="Table_20_Contents">А также ведение журнала, мониторинг и проверка ошибок.</text:p>
            <text:p text:style-name="Table_20_Contents"/>
            <text:p text:style-name="Table_20_Contents">Мы собираемся настроить все это с помощью других инструментов с открытым исходным кодом.</text:p>
            <text:p text:style-name="Table_20_Contents"/>
            <text:p text:style-name="Table_20_Contents">Таким образом, у вас есть полный комплект для воздушного потока, если вы хотите запустить его в производство.</text:p>
            <text:p text:style-name="Table_20_Contents"/>
            <text:p text:style-name="Table_20_Contents">Собственно, в конце мы поговорим о некоторых управляемых сервисах для воздушного потока.</text:p>
            <text:p text:style-name="Table_20_Contents"/>
            <text:p text:style-name="Table_20_Contents">И это, по сути, три основных компонента этого курса.</text:p>
            <text:p text:style-name="Table_20_Contents"/>
            <text:p text:style-name="Table_20_Contents">Итак, сначала основы.</text:p>
            <text:p text:style-name="Table_20_Contents"/>
            <text:p text:style-name="Table_20_Contents">Далее раздел разработки.</text:p>
            <text:p text:style-name="Table_20_Contents"/>
            <text:p text:style-name="Table_20_Contents">И наконец, воздушный поток в производстве.</text:p>
            <text:p text:style-name="Table_20_Contents"/>
            <text:p text:style-name="Table_20_Contents">Если вы знакомы с основными концепциями воздушного потока, такими как операторы и задачи Дага, то вы можете пропустите четвертый раздел, чтобы не повторять эти базовые концепции снова.</text:p>
            <text:p text:style-name="Table_20_Contents"/>
            <text:p text:style-name="Table_20_Contents">Но если вы в них не уверены, то однозначно <text:soft-page-break/>рекомендую еще раз просмотреть эти несколько видео потому что вы можете быть уверены, что хорошо понимаете эти концепции.</text:p>
            <text:p text:style-name="Table_20_Contents"/>
            <text:p text:style-name="Table_20_Contents">Отлично.</text:p>
            <text:p text:style-name="Table_20_Contents"/>
            <text:p text:style-name="Table_20_Contents">Так что будем надеяться на ваше путешествие.</text:p>
            <text:p text:style-name="Table_20_Contents"/>
            <text:p text:style-name="Table_20_Contents">Я надеюсь, что вам это понравится, и дайте мне знать, если у вас возникнут вопросы в ходе курса.</text:p>
            <text:p text:style-name="P6">Я буду счастлива помочь вам.</text:p>
            <text:p text:style-name="P6">Пишите, если возникли у вас проблемы.</text:p>
            <text:p text:style-name="P6">Удачного изучения</text:p>
          </table:table-cell>
          <table:table-cell table:style-name="Таблица1.B3" office:value-type="string">
            <text:p text:style-name="Text_20_body">Hey, welcome to the course, let's talk about your journey in this course a bit.</text:p>
            <text:p text:style-name="Text_20_body"/>
            <text:p text:style-name="Text_20_body">Now, I could divide this course into three parts.</text:p>
            <text:p text:style-name="Text_20_body"/>
            <text:p text:style-name="P18">The first part, which is going to be actually the most important if you are a beginner flu user, the basics in this part, we are going to learn a bit more about what year flu.</text:p>
            <text:p text:style-name="P18"/>
            <text:p text:style-name="Text_20_body">We are going to learn what it is, exactly, how it compares with other tools they are going to set up and install it locally on your local machine, which will give us the base to actually start developing dags on your machine.</text:p>
            <text:p text:style-name="Text_20_body"/>
            <text:p text:style-name="Text_20_body">And then we are going to talk about the basic concepts.</text:p>
            <text:p text:style-name="Text_20_body">These are still not real life use cases.</text:p>
            <text:p text:style-name="Text_20_body"/>
            <text:p text:style-name="Text_20_body">We are just going to talk about the concepts in airflow like Dag's operators tasks and therefore arguments knowing these will give us the power to actually tackle some real life use cases later.</text:p>
            <text:p text:style-name="Text_20_body"/>
            <text:p text:style-name="Text_20_body">The next section is the development section, as I call it.</text:p>
            <text:p text:style-name="Text_20_body"/>
            <text:p text:style-name="Text_20_body">The development section is about making you an airflow developer.</text:p>
            <text:p text:style-name="Text_20_body">You are going to tackle some real life use cases and they are going to learn some advanced concepts <text:s/>in airflow.</text:p>
            <text:p text:style-name="Text_20_body"/>
            <text:p text:style-name="Text_20_body">So we are going to load some data into a data <text:soft-page-break/>warehouse and we are going to schedule a porkchops using airflow.</text:p>
            <text:p text:style-name="Text_20_body"/>
            <text:p text:style-name="Text_20_body">You're also going to create custom plugins and sensors and we are going to learn how to test airflow dags and operators.</text:p>
            <text:p text:style-name="Text_20_body"/>
            <text:p text:style-name="Text_20_body">The last section is how airflow works in production.</text:p>
            <text:p text:style-name="Text_20_body">In this section, we are going to deploy airflow with different executer.</text:p>
            <text:p text:style-name="Text_20_body">They are going to learn more about the prosecutors themselves and we are going to learn about security and the different aspects in security when you need to deploy airflow.</text:p>
            <text:p text:style-name="Text_20_body">Also, logging, monitoring and error checking.</text:p>
            <text:p text:style-name="Text_20_body"/>
            <text:p text:style-name="Text_20_body">We are going to set all these up with other open source tools.</text:p>
            <text:p text:style-name="Text_20_body"/>
            <text:p text:style-name="Text_20_body">So you have the complete package for airflow if you would like to put it into production.</text:p>
            <text:p text:style-name="Text_20_body"/>
            <text:p text:style-name="Text_20_body">Really, in the end, we are going to talk about some of the managed services for airflow.</text:p>
            <text:p text:style-name="Text_20_body">And these are basically the three main components of this course.</text:p>
            <text:p text:style-name="Text_20_body">So first, the basics.</text:p>
            <text:p text:style-name="Text_20_body">Next, the development section.</text:p>
            <text:p text:style-name="Text_20_body"/>
            <text:p text:style-name="Text_20_body">And then in the end, airflow in production.</text:p>
            <text:p text:style-name="Text_20_body">If you are familiar with the basic concepts in airflow like Dag's operators and tasks, then you can skip the Section four so you don't have to go through these basic concepts again.</text:p>
            <text:p text:style-name="Text_20_body"/>
            <text:p text:style-name="Text_20_body"><text:soft-page-break/>But if you are not sure about them, then I definitely recommend going through these few videos again because you can make sure that you understand these concepts very well.</text:p>
            <text:p text:style-name="Text_20_body">All right.</text:p>
            <text:p text:style-name="Text_20_body">So let's hope for your journey.</text:p>
            <text:p text:style-name="Text_20_body"/>
            <text:p text:style-name="Text_20_body">I hope you will enjoy it a lot and let me know if you have any questions throughout the course.</text:p>
            <text:p text:style-name="Text_20_body">I'm happy to help you.</text:p>
            <text:p text:style-name="Text_20_body">Debulking if you have any issues.</text:p>
            <text:p text:style-name="Text_20_body">Happy learning.</text:p>
            <text:p text:style-name="Table_20_Contents"/>
          </table:table-cell>
        </table:table-row>
        <table:table-row table:style-name="TableLine1691598081152">
          <table:table-cell table:style-name="Таблица1.A3" office:value-type="string">
            <text:p text:style-name="P7">Что такое Apache Airflow?</text:p>
          </table:table-cell>
          <table:table-cell table:style-name="Таблица1.B3" office:value-type="string">
            <text:p text:style-name="Text_20_body"><text:s/><text:span text:style-name="T2">What is Apache Airflow?</text:span></text:p>
          </table:table-cell>
        </table:table-row>
        <table:table-row table:style-name="TableLine1691598075680">
          <table:table-cell table:style-name="Таблица1.A3" office:value-type="string">
            <text:p text:style-name="P12"><text:span text:style-name="T2">Это </text:span>платформа с открытым исходным кодом <text:span text:style-name="T2">для </text:span>управления рабочими процессами, она позволяет вам определять рабочие процессы в форме направленных ациклических <text:span text:style-name="T3">графов</text:span> или <text:span text:style-name="T3">DAG </text:span>с использованием <text:span text:style-name="T3">Python</text:span>, питона, который действует как конфигурация для рабочего процесса.</text:p>
            <text:p text:style-name="P12"/>
            <text:p text:style-name="P12"><text:s/>Airflows, планирует и выполняет задачи, определенные в вашем рабочем процессе, в соответствии с указанными зависимостями.</text:p>
            <text:p text:style-name="Table_20_Contents"/>
            <text:p text:style-name="Table_20_Contents">Он хорошо масштабируется и может работать на большом количестве рабочих после того, как был первоначально запущен</text:p>
            <text:p text:style-name="Table_20_Contents">Airbnb в 2014 году, а в 2019 году он стал одним из самых престижных проектов в сфере недвижимости.</text:p>
            <text:p text:style-name="Table_20_Contents"/>
            <text:p text:style-name="Table_20_Contents">Усилия в основном используются инженерами и специалистами по обработке данных для обработки типов данных и машинного обучения трубопроводы.</text:p>
            <text:p text:style-name="Table_20_Contents"/>
            <text:p text:style-name="Table_20_Contents">Одним из примеров использования, над которым я работал ранее, был конвейер машинного обучения для Losh, косметики </text:p>
            <text:p text:style-name="Table_20_Contents">Компания.</text:p>
            <text:p text:style-name="Table_20_Contents"/>
            <text:p text:style-name="Table_20_Contents">Мы используем различные ресурсы на Google Cloud Platform для обучения модели <text:soft-page-break/>классификации изображений, которую Лош</text:p>
            <text:p text:style-name="Table_20_Contents">можно использовать для распознавания своей продукции.</text:p>
            <text:p text:style-name="Table_20_Contents"/>
            <text:p text:style-name="Table_20_Contents">Мы создали реальный конвейер, который помог разработчикам подготовить данные, обучить и переобучить машину модель обучения и другой пример использования, который я сделал для конвейера, у которого была тонна второстепенных заданий на одну</text:p>
            <text:p text:style-name="Table_20_Contents">степень, которая представляет собой хранилище данных и облако Google.</text:p>
            <text:p text:style-name="Table_20_Contents"/>
            <text:p text:style-name="Table_20_Contents">Эти школы связаны между собой и используют множество промежуточных столов.</text:p>
            <text:p text:style-name="Table_20_Contents"/>
            <text:p text:style-name="Table_20_Contents">Он должен сделать то же самое для многих факультетов, но с разными школами.</text:p>
            <text:p text:style-name="Table_20_Contents"/>
            <text:p text:style-name="Table_20_Contents">Итак, мы создали динамическую конфигурацию рабочего процесса.</text:p>
            <text:p text:style-name="Table_20_Contents"/>
            <text:p text:style-name="Table_20_Contents"/>
            <text:p text:style-name="Table_20_Contents">Мы создали одинаковые рабочие процессы для разных отделов.</text:p>
            <text:p text:style-name="Table_20_Contents"/>
            <text:p text:style-name="Table_20_Contents">Затем этим отделам просто нужно было ввести свои оценки, а остальное позаботился сам конвейер например, зависимости между оценками и проверками достоверности данных.</text:p>
            <text:p text:style-name="Table_20_Contents"/>
            <text:p text:style-name="Table_20_Contents">Теперь мы знаем, что такое воздушный поток и для чего он используется.</text:p>
            <text:p text:style-name="Table_20_Contents"/>
            <text:p text:style-name="Table_20_Contents">Далее давайте посмотрим, как он соотносится с другими инструментами.</text:p>
          </table:table-cell>
          <table:table-cell table:style-name="Таблица1.B3" office:value-type="string">
            <text:p text:style-name="P13">But here is an open source workflow management platform, it allows you to define workflows in the form of directed acyclic <text:span text:style-name="T3">graf</text:span>s or <text:span text:style-name="T3">DAGs</text:span> using <text:span text:style-name="T3">Py</text:span>t<text:span text:style-name="T3">h</text:span>on, a <text:span text:style-name="T3">P</text:span>ython that acts as a configuration for a workflow. </text:p>
            <text:p text:style-name="P13"/>
            <text:p text:style-name="P13"><text:span text:style-name="T2">A</text:span>irflows, schedules and executes tasks defined in your workflow following the specified dependencies.</text:p>
            <text:p text:style-name="P13">It is highly scalable and able to run on a large number of workers after it was originally started by Airbnb in 2014 and became a top level property project in 2019.</text:p>
            <text:p text:style-name="P13"/>
            <text:p text:style-name="P13">Effort is mostly used by data engineers and data scientists for type data processing and machine learning pipelines.</text:p>
            <text:p text:style-name="Text_20_body"/>
            <text:p text:style-name="P13">One example use case that I worked on previously was a machine learning pipeline for Losh, the cosmetics company.</text:p>
            <text:p text:style-name="P13"/>
            <text:p text:style-name="P13">We use different resources on Google Cloud <text:soft-page-break/>Platform to train an image classification model that Losh can use to recognize their products.</text:p>
            <text:p text:style-name="Text_20_body"/>
            <text:p text:style-name="Text_20_body">We built an actual pipeline which helped the developers prepare data, train and retrain the machine learning model and other use case I've done for the pipeline, which had a ton of second jobs to one degree, which is a data warehouse and Google cloud.</text:p>
            <text:p text:style-name="Text_20_body"/>
            <text:p text:style-name="Text_20_body">These schools are interconnected and use many staging tables.</text:p>
            <text:p text:style-name="Text_20_body">He has to do the same thing for many departments, but with different schools.</text:p>
            <text:p text:style-name="Text_20_body"/>
            <text:p text:style-name="Text_20_body">So we created a dynamic workflow configuration.</text:p>
            <text:p text:style-name="Text_20_body">We generated identical workflows for different departments.</text:p>
            <text:p text:style-name="Text_20_body"/>
            <text:p text:style-name="Text_20_body">These departments then just had to plug in their scores and the actual pipeline took care of the rest like dependencies between the scores and the data validation checks.</text:p>
            <text:p text:style-name="Text_20_body">Now we know what airflow is and what it's used for.</text:p>
            <text:p text:style-name="Text_20_body">Next, let's see how it compares with other tools.</text:p>
            <text:p text:style-name="Text_20_body"/>
          </table:table-cell>
        </table:table-row>
        <table:table-row table:style-name="TableLine1691598090368">
          <table:table-cell table:style-name="Таблица1.A3" office:value-type="string">
            <text:p text:style-name="P10">Сравнение Airflow <text:s/>с другими инструментами</text:p>
          </table:table-cell>
          <table:table-cell table:style-name="Таблица1.B3" office:value-type="string">
            <text:p text:style-name="P11">Comparing Airflow to Other Tools</text:p>
          </table:table-cell>
        </table:table-row>
        <table:table-row table:style-name="TableLine1691598086048">
          <table:table-cell table:style-name="Таблица1.A3" office:value-type="string">
            <text:p text:style-name="P14">Airflow обычно сравнивают с Apache, <text:span text:style-name="T4">Oozie</text:span> и <text:span text:style-name="T4">Azkaban</text:span>, обоими <text:span text:style-name="T4">Oozie</text:span> и <text:span text:style-name="T4">Azkaban</text:span> наших рабочих процессах,</text:p>
            <text:p text:style-name="P12"/>
            <text:p text:style-name="P12"/>
            <text:p text:style-name="P12">Оба Coachella написаны на Java для задержек.</text:p>
            <text:p text:style-name="P12"/>
            <text:p text:style-name="P12"/>
            <text:p text:style-name="P12">Они работают с заданиями HFS, Hive, Pake и <text:soft-page-break/>Mapu.</text:p>
            <text:p text:style-name="P12"/>
            <text:p text:style-name="P12"/>
            <text:p text:style-name="P12">Однако им не хватает интеграции с другими сервисами, в частности с облачными провайдерами, также требуется</text:p>
            <text:p text:style-name="P12"/>
            <text:p text:style-name="P12"/>
            <text:p text:style-name="P12">вы должны написать свой конвейер.</text:p>
            <text:p text:style-name="P12"/>
            <text:p text:style-name="P12"/>
            <text:p text:style-name="P12">Java и XML, а также у Cabonne есть собственный язык под названием Hudood DSL.</text:p>
            <text:p text:style-name="P12"/>
            <text:p text:style-name="P12"/>
            <text:p text:style-name="P12">Сообщество с открытым исходным кодом Airflow во много раз больше, чем у всех Zeroscape.</text:p>
            <text:p text:style-name="P12"/>
            <text:p text:style-name="P12"/>
            <text:p text:style-name="P12">Он также имеет более развитый пользовательский интерфейс и лучшую интеграцию со службами, не основанными на Hadoop.</text:p>
            <text:p text:style-name="P12"/>
            <text:p text:style-name="P12"/>
            <text:p text:style-name="P12">В целом, воздушные потоки кажутся лучшим решением на рынке, которое вы можете выбрать при планировании.</text:p>
          </table:table-cell>
          <table:table-cell table:style-name="Таблица1.B3" office:value-type="string">
            <text:p text:style-name="P15">Airflow is usually compared to Apache, <text:span text:style-name="T4">Oozie</text:span> and <text:span text:style-name="T4">Azkaban</text:span>, both <text:span text:style-name="T4">Oozie</text:span> and <text:span text:style-name="T4">Azkaban</text:span> them on our workflows,</text:p>
            <text:p text:style-name="Text_20_body">Coachella's both of them are written in Java for Hold-Up Jobs.</text:p>
            <text:p text:style-name="Text_20_body">They work with HFS, Hive, Pake and Mapu jobs.</text:p>
            <text:p text:style-name="Text_20_body"><text:soft-page-break/>However, they lack integration with other services, specifically with cloud providers, also requires</text:p>
            <text:p text:style-name="Text_20_body">you to write your pipelining.</text:p>
            <text:p text:style-name="Text_20_body">Java and XML, while also Cabonne has its own language called Hudood DSL.</text:p>
            <text:p text:style-name="Text_20_body">Airflow has many times larger open source community than all zeroscape on.</text:p>
            <text:p text:style-name="Text_20_body">It also has a more developed user interface and better integration with non Hadoop based services.</text:p>
            <text:p text:style-name="Text_20_body">Overall, airflows seems like the best solution on the market that you can choose for across scheduling.</text:p>
          </table:table-cell>
        </table:table-row>
        <table:table-row table:style-name="TableLine1691598088928">
          <table:table-cell table:style-name="Таблица1.A3" office:value-type="string">
            <text:p text:style-name="P4">Требования к курсу</text:p>
          </table:table-cell>
          <table:table-cell table:style-name="Таблица1.B3" office:value-type="string">
            <text:p text:style-name="P3">Course Prerequisites</text:p>
          </table:table-cell>
        </table:table-row>
        <table:table-row table:style-name="TableLine1691598087776">
          <table:table-cell table:style-name="Таблица1.A3" office:value-type="string">
            <text:p text:style-name="P14">Этот курс требует от вас следующих условий:</text:p>
            <text:p text:style-name="P14"/>
            <text:p text:style-name="P14"><text:s text:c="4"/></text:p>
            <text:p text:style-name="P14">Некоторый опыт программирования на Python</text:p>
            <text:p text:style-name="P14"/>
            <text:p text:style-name="P14"><text:s text:c="4"/></text:p>
            <text:p text:style-name="P14">Некоторый опыт работы с SQL (используется только в разделах 4 и 6)</text:p>
            <text:p text:style-name="P14"/>
            <text:p text:style-name="P14"><text:s text:c="4"/></text:p>
            <text:p text:style-name="P14">Менеджер виртуальной среды, например </text:p>
            <text:p text:style-name="P14">conda установлена ​​на вашем компьютере</text:p>
            <text:p text:style-name="P14"/>
            <text:p text:style-name="P14"><text:s text:c="4"/></text:p>
            <text:p text:style-name="P14">Docker Desktop или Docker Engine, установленный на вашем компьютере (используется только в разделе 8)</text:p>
            <text:p text:style-name="P14"/>
            <text:p text:style-name="P14"><text:soft-page-break/><text:s text:c="4"/></text:p>
            <text:p text:style-name="P14">Базовое знакомство с текстовым редактором vim (используется только в разделе 8)</text:p>
            <text:p text:style-name="P14"/>
            <text:p text:style-name="P14"/>
            <text:p text:style-name="P14">Вы можете найти весь исходный код этого курса на Github: https://github.com/alexandraabbas/apache-airflow-course</text:p>
            <text:p text:style-name="P14"/>
            <text:p text:style-name="P14"/>
            <text:p text:style-name="P14">Вы можете установить conda отсюда: https://docs.conda.io/projects/conda/en/latest/user-guide/install/</text:p>
            <text:p text:style-name="P14"/>
            <text:p text:style-name="P14"/>
            <text:p text:style-name="P14">Вы можете установить Docker отсюда: https://docs.docker.com/desktop/</text:p>
            <text:p text:style-name="P14"/>
            <text:p text:style-name="P14"/>
            <text:p text:style-name="P14">Кроме того, не волнуйтесь, если вы не очень хорошо знакомы с Python, Docker или vim. Я стараюсь сделать все лекции легкими для понимания.</text:p>
          </table:table-cell>
          <table:table-cell table:style-name="Таблица1.B3" office:value-type="string">
            <text:p text:style-name="Text_20_body">This course requires you the following prerequisites:</text:p>
            <text:list xml:id="list2970380333" text:style-name="L1">
              <text:list-item>
                <text:p text:style-name="P22">Some experience with Python programming</text:p>
              </text:list-item>
              <text:list-item>
                <text:p text:style-name="P22">Some experience with SQL (only used in Section 4 and 6)</text:p>
              </text:list-item>
              <text:list-item>
                <text:p text:style-name="P22">Virtual environment manager e.g. conda installed on your machine</text:p>
              </text:list-item>
              <text:list-item>
                <text:p text:style-name="P22">Docker Desktop or Docker Engine installed on your machine (only used in Section 8)</text:p>
              </text:list-item>
              <text:list-item>
                <text:p text:style-name="P22">Basic familiarity with the vim text editor (only used in Section 8)</text:p>
              </text:list-item>
            </text:list>
            <text:p text:style-name="Text_20_body">You can find the entire source code for this course on Github: <text:soft-page-break/><text:a xlink:type="simple" xlink:href="https://github.com/alexandraabbas/apache-airflow-course" office:target-frame-name="_blank" xlink:show="new" text:style-name="Internet_20_link" text:visited-style-name="Visited_20_Internet_20_Link">https://github.com/alexandraabbas/apache-airflow-course</text:a></text:p>
            <text:p text:style-name="Text_20_body">You can install conda from here: <text:a xlink:type="simple" xlink:href="https://docs.conda.io/projects/conda/en/latest/user-guide/install/" office:target-frame-name="_blank" xlink:show="new" text:style-name="Internet_20_link" text:visited-style-name="Visited_20_Internet_20_Link">https://docs.conda.io/projects/conda/en/latest/user-guide/install/</text:a></text:p>
            <text:p text:style-name="Text_20_body">You can install Docker from here: <text:a xlink:type="simple" xlink:href="https://docs.docker.com/desktop/" office:target-frame-name="_blank" xlink:show="new" text:style-name="Internet_20_link" text:visited-style-name="Visited_20_Internet_20_Link">https://docs.docker.com/desktop/</text:a></text:p>
            <text:p text:style-name="Text_20_body">Other than that, don't worry if you're not super familiar with Python, Docker or vim I'm trying to make all lectures easy to follow.</text:p>
            <text:p text:style-name="P15"/>
          </table:table-cell>
        </table:table-row>
        <table:table-row table:style-name="TableLine1691598086336">
          <table:table-cell table:style-name="Таблица1.A3" office:value-type="string">
            <text:p text:style-name="P16">Установка виртуального окружения.</text:p>
          </table:table-cell>
          <table:table-cell table:style-name="Таблица1.B3" office:value-type="string">
            <text:p text:style-name="P17">Extraa: Install Conda(Virtual Eviroment Manadger)</text:p>
          </table:table-cell>
        </table:table-row>
        <table:table-row table:style-name="TableLine1691598090944">
          <table:table-cell table:style-name="Таблица1.A3" office:value-type="string">
            <text:p text:style-name="P14">В этой лекции я покажу вам, как установить QandA, который представляет собой пакет и общую среду управляющий делами.</text:p>
            <text:p text:style-name="P14"/>
            <text:p text:style-name="P14">Причина, по которой нам нужен QandA, заключается в том, что мы хотели бы создать отдельную среду для нашей установки воздушного потока.</text:p>
            <text:p text:style-name="P14"/>
            <text:p text:style-name="P14">Возможен случай, когда пакеты, уже установленные на вашем компьютере, конфликтуют с пакетами что мы собираемся установить.</text:p>
            <text:p text:style-name="P14"/>
            <text:p text:style-name="P14"/>
            <text:p text:style-name="P14">Поэтому мы хотели бы выделить их в отдельную среду.</text:p>
            <text:p text:style-name="P14"/>
            <text:p text:style-name="P14"/>
            <text:p text:style-name="P14">Мы собираемся использовать это для создания этой среды здесь.</text:p>
            <text:p text:style-name="P14"/>
            <text:p text:style-name="P14"/>
            <text:p text:style-name="P14">Я открыл документацию по кондоминиуму.</text:p>
            <text:p text:style-name="P14"><text:soft-page-break/></text:p>
            <text:p text:style-name="P14"/>
            <text:p text:style-name="P14">Это дает вам два варианта установки мини-кондоминиума или кондоминиума.</text:p>
            <text:p text:style-name="P14"/>
            <text:p text:style-name="P14"/>
            <text:p text:style-name="P14">Так много кондоминиумов - это уменьшенная версия, которая включает только кондоминиум.</text:p>
            <text:p text:style-name="P14"/>
            <text:p text:style-name="P14"/>
            <text:p text:style-name="P14">Менеджер пакетов и окружения.</text:p>
            <text:p text:style-name="P14"/>
            <text:p text:style-name="P14"/>
            <text:p text:style-name="P14">Anakonda - это более крупный пакет, который поставляется с QandA и дополнительными пакетами для обработки данных, такими как Jupiter,</text:p>
            <text:p text:style-name="P14"/>
            <text:p text:style-name="P14"/>
            <text:p text:style-name="P14">Нордберг, Сипах, Кампай и тому подобное.</text:p>
            <text:p text:style-name="P14"/>
            <text:p text:style-name="P14"/>
            <text:p text:style-name="P14">Итак, пока мы будем устанавливать только Minniecon, потому что в этом курсе мы используем только Quando.</text:p>
            <text:p text:style-name="P14"/>
            <text:p text:style-name="P14"/>
            <text:p text:style-name="P14">Так что просто нажмите Minniecon, установщик для Mako.</text:p>
            <text:p text:style-name="P14"/>
            <text:p text:style-name="P14"/>
            <text:p text:style-name="P14">Кстати, ссылку на эту документацию я включу в описание видео.</text:p>
            <text:p text:style-name="P14"/>
            <text:p text:style-name="P14"/>
            <text:p text:style-name="P14">Итак, здесь у нас есть два варианта.</text:p>
            <text:p text:style-name="P14"/>
            <text:p text:style-name="P14"/>
            <text:p text:style-name="P14">Мы можем установить установщик Besch или установщик упаковки, который является визуальным.</text:p>
            <text:p text:style-name="P14"/>
            <text:p text:style-name="P14"/>
            <text:p text:style-name="P14">Я иду за визуальным установщиком.</text:p>
            <text:p text:style-name="P14"/>
            <text:p text:style-name="P14"/>
            <text:p text:style-name="P14">Был установлен просто нажмите на установленный пакет.</text:p>
            <text:p text:style-name="P14"/>
            <text:p text:style-name="P14"/>
            <text:p text:style-name="P14">Возможно, я просто пройду через этот <text:soft-page-break/>визуальный установщик и приму все настройки по умолчанию.</text:p>
            <text:p text:style-name="P14"/>
            <text:p text:style-name="P14"/>
            <text:p text:style-name="P14">Согласен с соглашением и все еще только для меня, чтобы продолжить и просто установить.</text:p>
            <text:p text:style-name="P14"/>
            <text:p text:style-name="P14"/>
            <text:p text:style-name="P14">Хорошо, когда он будет готов, просто нажмите "Закрыть" и переместите его в корзину, чтобы проверить наш</text:p>
            <text:p text:style-name="P14"/>
            <text:p text:style-name="P14"/>
            <text:p text:style-name="P14">установка кондей.</text:p>
            <text:p text:style-name="P14"/>
            <text:p text:style-name="P14"/>
            <text:p text:style-name="P14">Давайте откроем окно терминала в окне терминала, чтобы проверить установку нашего кондоминиума.</text:p>
            <text:p text:style-name="P14"/>
            <text:p text:style-name="P14"/>
            <text:p text:style-name="P14">Мы построили одну кондоминиум.</text:p>
            <text:p text:style-name="P14"/>
            <text:p text:style-name="P14"/>
            <text:p text:style-name="P14">Я запускаю эту команду в четырех дишдашах, в которых будет отображаться текущая среда, видя</text:p>
            <text:p text:style-name="P14"/>
            <text:p text:style-name="P14"/>
            <text:p text:style-name="P14">condo по умолчанию, condo, создайте единую среду под названием base, которую вы можете увидеть здесь, единственное</text:p>
            <text:p text:style-name="P14"/>
            <text:p text:style-name="P14">среда в настоящее время является базовой средой.</text:p>
            <text:p text:style-name="P14"/>
            <text:p text:style-name="P14">Вы также можете увидеть место установки многих кондоминиумов.</text:p>
            <text:p text:style-name="P14"/>
            <text:p text:style-name="P14">Отлично.</text:p>
            <text:p text:style-name="P14"/>
            <text:p text:style-name="P14">Мы установили кондоминиум.</text:p>
            <text:p text:style-name="P14"/>
            <text:p text:style-name="P14">Теперь мы можем использовать его для создания среды для нашего проекта воздушного потока.</text:p>
            <text:p text:style-name="P14"/>
            <text:p text:style-name="P14"/>
            <text:p text:style-name="P14">Мы создадим среду позже, когда фактически установим воздушный поток.</text:p>
            <text:p text:style-name="P14"/>
            <text:p text:style-name="P14"><text:soft-page-break/>Отлично.</text:p>
            <text:p text:style-name="P14"/>
            <text:p text:style-name="P14">Это все для этого видео.</text:p>
            <text:p text:style-name="P14"/>
            <text:p text:style-name="P14">Увидимся в следующем.</text:p>
          </table:table-cell>
          <table:table-cell table:style-name="Таблица1.B3" office:value-type="string">
            <text:p text:style-name="Text_20_body">In this lecture, I'm going to show you how to install a QandA, which is a package and mutual environment manager.</text:p>
            <text:p text:style-name="P23">The reason we need QandA is because we would like to create a separate environment for our airflow installation.</text:p>
            <text:p text:style-name="P23"/>
            <text:p text:style-name="P23">There might be a case that the packages already installed on your machine are conflicting with the packages that we are going to install.</text:p>
            <text:p text:style-name="Text_20_body">So we would like to separate them in the separate environment.</text:p>
            <text:p text:style-name="Text_20_body">We are going to use that to create this environment here.</text:p>
            <text:p text:style-name="Text_20_body">I opened up the condo documentation.</text:p>
            <text:p text:style-name="Text_20_body">It gives you two options to install a mini condo or on a condo.</text:p>
            <text:p text:style-name="Text_20_body">So many condo is a smaller version, which only <text:soft-page-break/>includes condo.</text:p>
            <text:p text:style-name="Text_20_body">The package and environment manager.</text:p>
            <text:p text:style-name="Text_20_body">Anakonda is a larger package that comes with QandA and with extra data science packages like Jupiter,</text:p>
            <text:p text:style-name="Text_20_body">Nordberg and Sipah and Kampai and stuff like that.</text:p>
            <text:p text:style-name="Text_20_body">So we will only install Minniecon the for now because we only use Quando in this course.</text:p>
            <text:p text:style-name="Text_20_body">So just click on Minniecon, the installer for Mako's.</text:p>
            <text:p text:style-name="Text_20_body">By the way, I will include the link for this documentation in the description of the video.</text:p>
            <text:p text:style-name="Text_20_body">So here we have two options.</text:p>
            <text:p text:style-name="Text_20_body">We can install the Besch installer or the packaging installer, which is the visual one.</text:p>
            <text:p text:style-name="Text_20_body">I'm going for the visual installer.</text:p>
            <text:p text:style-name="Text_20_body">Was installed just click on the installed package.</text:p>
            <text:p text:style-name="Text_20_body">You're maybe I'll just go through this visually installer and just accept all the default settings.</text:p>
            <text:p text:style-name="Text_20_body">Agreed to the agreement and still only for me to continue and just install.</text:p>
            <text:p text:style-name="Text_20_body">All right, when it's finished, just click close and move it to the trash in order to validate our</text:p>
            <text:p text:style-name="Text_20_body">condo installation.</text:p>
            <text:p text:style-name="Text_20_body">Let's open a terminal window in the terminal window in order to validate our condo installation.</text:p>
            <text:p text:style-name="Text_20_body">We built one a condo command.</text:p>
            <text:p text:style-name="Text_20_body">I'm running this command condo in four dishdasha, which will list the current environment, seeing</text:p>
            <text:p text:style-name="Text_20_body">condo by default, condo, create a single environment called base, which you can see here, the only</text:p>
            <text:p text:style-name="Text_20_body">environment currently is the base environment.</text:p>
            <text:p text:style-name="Text_20_body"><text:soft-page-break/>You can also see the installation location of many condo.</text:p>
            <text:p text:style-name="Text_20_body">All right.</text:p>
            <text:p text:style-name="Text_20_body">We have installed a condo.</text:p>
            <text:p text:style-name="Text_20_body">Now we can use it to create an environment for our airflow project.</text:p>
            <text:p text:style-name="Text_20_body">We will create the environment later when we actually install airflow.</text:p>
            <text:p text:style-name="Text_20_body">All right.</text:p>
            <text:p text:style-name="Text_20_body">That's all for this video.</text:p>
            <text:p text:style-name="Text_20_body">See you in the next one.</text:p>
            <text:p text:style-name="Text_20_body"/>
          </table:table-cell>
        </table:table-row>
        <table:table-row table:style-name="TableLine1691598090944">
          <table:table-cell table:style-name="Таблица1.A3" office:value-type="string">
            <text:p text:style-name="P20">Раздел 2</text:p>
          </table:table-cell>
          <table:table-cell table:style-name="Таблица1.B3" office:value-type="string">
            <text:p text:style-name="Text_20_body"/>
          </table:table-cell>
        </table:table-row>
        <table:table-row table:style-name="TableLine1691598090944">
          <table:table-cell table:style-name="Таблица1.A3" office:value-type="string">
            <text:p text:style-name="P21">Pat 3: Core Concepts in Apache Airflow/</text:p>
          </table:table-cell>
          <table:table-cell table:style-name="Таблица1.B3" office:value-type="string">
            <text:p text:style-name="P24">Раздел 3. Ключевые концепции в <text:span text:style-name="T6">Apache Aitflow/</text:span></text:p>
          </table:table-cell>
        </table:table-row>
        <table:table-row table:style-name="TableLine1691598090944">
          <table:table-cell table:style-name="Таблица1.A3" office:value-type="string">
            <text:p text:style-name="P14"><text:span text:style-name="T7">In this section, we are going to go through the core concepts in airflow that will give us a basis</text:span> <text:span text:style-name="T8">for creating more complex workflows later in the course.</text:span> </text:p>
            <text:p text:style-name="P14"/>
            <text:p text:style-name="P14"/>
            <text:p text:style-name="P14"/>
            <text:p text:style-name="P14"><text:span text:style-name="T8">Open up our working directory in your code, Edita.</text:span> </text:p>
            <text:p text:style-name="P14"><text:span text:style-name="T7">I'm using the code.</text:span> </text:p>
            <text:p text:style-name="P14"/>
            <text:p text:style-name="P14"/>
            <text:p text:style-name="P14"/>
          </table:table-cell>
          <table:table-cell table:style-name="Таблица1.B3" office:value-type="string">
            <text:p text:style-name="P24">В этом разделе мы рассмотрим основные концепции воздушного потока, которые дадут нам основу для создания более сложных рабочих процессов в дальнейшем.</text:p>
            <text:p text:style-name="P24"/>
            <text:p text:style-name="P24"><text:s text:c="2"/><text:span text:style-name="T9">Откроем нашу директорию с нашим кодом. Я буду использовать этот код.</text:span></text:p>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Раздел 4</text:p>
          </table:table-cell>
        </table:table-row>
        <table:table-row table:style-name="TableLine1691598090944">
          <table:table-cell table:style-name="Таблица1.A3" office:value-type="string">
            <text:p text:style-name="P14"/>
          </table:table-cell>
          <table:table-cell table:style-name="Таблица1.B3" office:value-type="string">
            <text:p text:style-name="Text_20_body"/>
          </table:table-cell>
        </table:table-row>
        <table:table-row table:style-name="TableLine1691598090944">
          <table:table-cell table:style-name="Таблица1.A3" office:value-type="string">
            <text:p text:style-name="P14"/>
          </table:table-cell>
          <table:table-cell table:style-name="Таблица1.B3" office:value-type="string">
            <text:p text:style-name="P24">Раздел 5</text:p>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ext:soft-page-break/>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row table:style-name="TableLine1691598090944">
          <table:table-cell table:style-name="Таблица1.A3" office:value-type="string">
            <text:p text:style-name="P14"/>
          </table:table-cell>
          <table:table-cell table:style-name="Таблица1.B3" office:value-type="string">
            <text:p text:style-name="P24"/>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demy sans" svg:font-family="'udemy sans', 'sf pro text', apple-system, BlinkMacSystemFont, Roboto,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1T07:48:25.286086358</meta:creation-date>
    <dc:date>2022-08-16T17:38:38.427000000</dc:date>
    <meta:editing-duration>PT1H29M14S</meta:editing-duration>
    <meta:editing-cycles>3</meta:editing-cycles>
    <meta:generator>LibreOffice/7.3.1.3$Windows_X86_64 LibreOffice_project/a69ca51ded25f3eefd52d7bf9a5fad8c90b87951</meta:generator>
    <meta:document-statistic meta:table-count="1" meta:image-count="0" meta:object-count="0" meta:page-count="10" meta:paragraph-count="231" meta:word-count="2717" meta:character-count="17239" meta:non-whitespace-character-count="14716"/>
  </office:meta>
</office:document-meta>
</file>